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C700000227708E195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515cm" draw:marker-end-width="0.515cm" draw:fill="none" draw:textarea-horizontal-align="justify" draw:textarea-vertical-align="middle" draw:auto-grow-height="false" fo:min-height="14.25cm" fo:min-width="18.1cm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8.811cm" svg:height="14.578cm" svg:x="0.089cm" svg:y="0.122cm">
          <draw:image xlink:href="Pictures/10000201000002C700000227708E1954.png" xlink:type="simple" xlink:show="embed" xlink:actuate="onLoad">
            <text:p/>
          </draw:image>
        </draw:frame>
        <draw:custom-shape draw:style-name="gr2" draw:text-style-name="P1" draw:layer="layout" svg:width="18.7cm" svg:height="14.6cm" svg:x="0.1cm" svg:y="0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9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io </meta:initial-creator>
    <meta:creation-date>2018-04-28T14:54:12.977215064</meta:creation-date>
    <dc:date>2018-04-28T14:56:11.506713226</dc:date>
    <dc:creator>dario </dc:creator>
    <meta:editing-duration>PT1M58S</meta:editing-duration>
    <meta:editing-cycles>1</meta:editing-cycles>
    <meta:document-statistic meta:object-count="2"/>
    <meta:generator>LibreOffice/4.3.3.2$Linux_X86_64 LibreOffice_project/430m0$Build-2</meta:generator>
  </office:meta>
</office:document-meta>
</file>